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8C000001F0704CD28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text-shadow="none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mplementieru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1"><text:span text:style-name="T1">Funktionen der Klasse FWave:</text:span></text:p>
            <text:list text:style-name="L2">
              <text:list-item>
                <text:p text:style-name="P1">computeNetUpdates</text:p>
              </text:list-item>
              <text:list-item>
                <text:p text:style-name="P1">flux</text:p>
              </text:list-item>
              <text:list-item>
                <text:p text:style-name="P1">roeEigenvals</text:p>
              </text:list-item>
              <text:list-item>
                <text:p text:style-name="P1">eigencoeff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est-Ca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estEigenvalues</text:p>
              </text:list-item>
              <text:list-item>
                <text:p>testFlux</text:p>
              </text:list-item>
              <text:list-item>
                <text:p>testEigencoefficients</text:p>
              </text:list-item>
              <text:list-item>
                <text:p>testSteadyState</text:p>
              </text:list-item>
              <text:list-item>
                <text:p>testSuperson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ufgabe 3.2</text:p>
          </draw:text-box>
        </draw:frame>
        <draw:frame draw:style-name="gr2" draw:text-style-name="P2" draw:layer="layout" svg:width="22.296cm" svg:height="12.179cm" svg:x="2.851cm" svg:y="4.913cm" presentation:class="graphic" presentation:user-transformed="true">
          <draw:image xlink:href="Pictures/100000000000038C000001F0704CD2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phael Dümig</meta:initial-creator>
    <meta:creation-date>2013-04-28T23:04:02</meta:creation-date>
    <dc:date>2013-04-28T23:59:48</dc:date>
    <dc:creator>Raphael Dümig</dc:creator>
    <meta:editing-duration>PT10M15S</meta:editing-duration>
    <meta:editing-cycles>1</meta:editing-cycles>
    <meta:document-statistic meta:object-count="33"/>
    <meta:generator>LibreOffice/4.0.2.2$Linux_X86_64 LibreOffice_project/400m0$Build-2</meta:generator>
  </office:meta>
</office:document-meta>
</file>